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884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701cm" svg:height="1.663cm" svg:x="7.396cm" svg:y="18.59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4" draw:text-style-name="P3" draw:layer="layout" svg:width="4.239cm" svg:height="2.309cm" svg:x="2.844cm" svg:y="17.284cm">
          <draw:text-box>
            <text:p><text:span text:style-name="T2">Doesn't work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9-07T00:10:36.243264631</dc:date>
    <dc:creator>elucterio </dc:creator>
    <meta:editing-duration>PT8H39M52S</meta:editing-duration>
    <meta:editing-cycles>59</meta:editing-cycles>
    <meta:generator>LibreOffice/4.2.8.2$Linux_X86_64 LibreOffice_project/420m0$Build-2</meta:generator>
    <meta:document-statistic meta:object-count="36"/>
  </office:meta>
</office:document-meta>
</file>